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figma.com/design/EimREIyv6pxIr0gO5bbNG0/maquette-SAE201-2024?node-id=0-1&amp;t=2JC5dkj4OnhlYYkP-0" text:style-name="Internet_20_link" text:visited-style-name="Visited_20_Internet_20_Link">https://www.figma.com/design/EimREIyv6pxIr0gO5bbNG0/maquette-SAE201-2024?node-id=0-1&amp;t=2JC5dkj4OnhlYYkP-0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10:16:23.256959815</meta:creation-date>
    <dc:date>2024-06-12T10:16:47.799386534</dc:date>
    <meta:editing-duration>PT25S</meta:editing-duration>
    <meta:editing-cycles>1</meta:editing-cycles>
    <meta:document-statistic meta:table-count="0" meta:image-count="0" meta:object-count="0" meta:page-count="1" meta:paragraph-count="1" meta:word-count="1" meta:character-count="105" meta:non-whitespace-character-count="105"/>
    <meta:generator>LibreOffice/7.6.5.2$Linux_X86_64 LibreOffice_project/38d5f62f85355c192ef5f1dd47c5c0c0c6d6598b</meta:generator>
  </office:meta>
</office:document-meta>
</file>